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69.53mm"/>
    </style:style>
    <style:style style:name="co4" style:family="table-column">
      <style:table-column-properties fo:break-before="auto" style:column-width="56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10002" number:language="en" number:country="GH">
      <number:number number:decimal-places="2" number:min-integer-digits="1"/>
    </number:number-style>
    <number:number-style style:name="N20002" number:language="cs" number:country="CZ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2000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02">
      <style:text-properties fo:font-weight="bold" style:font-weight-asian="bold" style:font-weight-complex="bold"/>
    </style:style>
    <style:style style:name="ce8" style:family="table-cell" style:parent-style-name="Default" style:data-style-name="N2000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-16" table:style-name="ta1">
        <table:shapes>
          <draw:frame draw:z-index="0" draw:style-name="gr1" draw:text-style-name="P1" svg:width="159.93mm" svg:height="90.05mm" svg:x="297.11mm" svg:y="10.89mm">
            <draw:object draw:notify-on-update-of-ranges="'RES-16'.A2:'RES-16'.A7 'RES-16'.B1:'RES-16'.B1 'RES-16'.B2:'RES-16'.B7 'RES-16'.C1:'RES-16'.C1 'RES-16'.C2:'RES-16'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3mm" svg:height="90.04mm" svg:x="298.75mm" svg:y="111.03mm">
            <draw:object draw:notify-on-update-of-ranges="'RES-16'.A9:'RES-16'.A14 'RES-16'.B8:'RES-16'.B8 'RES-16'.B9:'RES-16'.B14 'RES-16'.C8:'RES-16'.C8 'RES-16'.C9:'RES-16'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6.19mm" svg:height="90.06mm" svg:x="278.18mm" svg:y="209.23mm">
            <draw:object draw:notify-on-update-of-ranges="'RES-16'.A16:'RES-16'.A21 'RES-16'.B15:'RES-16'.B15 'RES-16'.B16:'RES-16'.B21 'RES-16'.C15:'RES-16'.C15 'RES-16'.C16:'RES-16'.C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4mm" svg:height="90.05mm" svg:x="294.9mm" svg:y="309.71mm">
            <draw:object draw:notify-on-update-of-ranges="'RES-16'.A23:'RES-16'.A28 'RES-16'.B22:'RES-16'.B22 'RES-16'.B23:'RES-16'.B28 'RES-16'.C22:'RES-16'.C22 'RES-16'.C23:'RES-16'.C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90.82mm" svg:y="412.62mm">
            <draw:object draw:notify-on-update-of-ranges="'RES-16'.A30:'RES-16'.A35 'RES-16'.B29:'RES-16'.B29 'RES-16'.B30:'RES-16'.B35 'RES-16'.C29:'RES-16'.C29 'RES-16'.C30:'RES-16'.C3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row table:style-name="ro1">
          <table:table-cell table:style-name="ce1" office:value-type="string" calcext:value-type="string">
            <text:p>Maximální váha</text:p>
          </table:table-cell>
          <table:table-cell table:style-name="ce1" office:value-type="string" calcext:value-type="string">
            <text:p>Branch &amp; Bound (počet kroků)</text:p>
          </table:table-cell>
          <table:table-cell table:style-name="ce1" office:value-type="string" calcext:value-type="string">
            <text:p>Dynamické programování (počet kroků)</text:p>
          </table:table-cell>
          <table:table-cell table:style-name="ce1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8278" calcext:value-type="float">
            <text:p>188 278</text:p>
          </table:table-cell>
          <table:table-cell office:value-type="float" office:value="1647934" calcext:value-type="float">
            <text:p>1 647 934</text:p>
          </table:table-cell>
          <table:table-cell office:value-type="float" office:value="0.14478518281486" calcext:value-type="float">
            <text:p>0,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1236" calcext:value-type="float">
            <text:p>191 236</text:p>
          </table:table-cell>
          <table:table-cell office:value-type="float" office:value="1602622" calcext:value-type="float">
            <text:p>1 602 622</text:p>
          </table:table-cell>
          <table:table-cell office:value-type="float" office:value="0.14014933254704" calcext:value-type="float">
            <text:p>0,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334" calcext:value-type="float">
            <text:p>204 334</text:p>
          </table:table-cell>
          <table:table-cell office:value-type="float" office:value="1616894" calcext:value-type="float">
            <text:p>1 616 894</text:p>
          </table:table-cell>
          <table:table-cell office:value-type="float" office:value="0.18264715046858" calcext:value-type="float">
            <text:p>0,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446" calcext:value-type="float">
            <text:p>178 446</text:p>
          </table:table-cell>
          <table:table-cell office:value-type="float" office:value="1619294" calcext:value-type="float">
            <text:p>1 619 294</text:p>
          </table:table-cell>
          <table:table-cell office:value-type="float" office:value="0.14726150531616" calcext:value-type="float">
            <text:p>0,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692" calcext:value-type="float">
            <text:p>172 692</text:p>
          </table:table-cell>
          <table:table-cell office:value-type="float" office:value="1647742" calcext:value-type="float">
            <text:p>1 647 742</text:p>
          </table:table-cell>
          <table:table-cell office:value-type="float" office:value="0.1636198641263" calcext:value-type="float">
            <text:p>0,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9670" calcext:value-type="float">
            <text:p>199 670</text:p>
          </table:table-cell>
          <table:table-cell office:value-type="float" office:value="1624222" calcext:value-type="float">
            <text:p>1 624 222</text:p>
          </table:table-cell>
          <table:table-cell office:value-type="float" office:value="0.11244663521923" calcext:value-type="float">
            <text:p>0,11</text:p>
          </table:table-cell>
        </table:table-row>
        <table:table-row table:style-name="ro1">
          <table:table-cell table:style-name="ce1" office:value-type="string" calcext:value-type="string">
            <text:p>Maximální cena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7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828" calcext:value-type="float">
            <text:p>199 828</text:p>
          </table:table-cell>
          <table:table-cell office:value-type="float" office:value="159934" calcext:value-type="float">
            <text:p>159 934</text:p>
          </table:table-cell>
          <table:table-cell office:value-type="float" office:value="0.1462345049866" calcext:value-type="float">
            <text:p>0,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9086" calcext:value-type="float">
            <text:p>209 086</text:p>
          </table:table-cell>
          <table:table-cell office:value-type="float" office:value="331838" calcext:value-type="float">
            <text:p>331 838</text:p>
          </table:table-cell>
          <table:table-cell office:value-type="float" office:value="0.15970361253462" calcext:value-type="float">
            <text:p>0,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250" calcext:value-type="float">
            <text:p>190 250</text:p>
          </table:table-cell>
          <table:table-cell office:value-type="float" office:value="486046" calcext:value-type="float">
            <text:p>486 046</text:p>
          </table:table-cell>
          <table:table-cell office:value-type="float" office:value="0.15709666127606" calcext:value-type="float">
            <text:p>0,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266" calcext:value-type="float">
            <text:p>195 266</text:p>
          </table:table-cell>
          <table:table-cell office:value-type="float" office:value="641870" calcext:value-type="float">
            <text:p>641 870</text:p>
          </table:table-cell>
          <table:table-cell office:value-type="float" office:value="0.13320016033846" calcext:value-type="float">
            <text:p>0,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8454" calcext:value-type="float">
            <text:p>188 454</text:p>
          </table:table-cell>
          <table:table-cell office:value-type="float" office:value="1628350" calcext:value-type="float">
            <text:p>1 628 350</text:p>
          </table:table-cell>
          <table:table-cell office:value-type="float" office:value="0.1427722847021" calcext:value-type="float">
            <text:p>0,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7988" calcext:value-type="float">
            <text:p>197 988</text:p>
          </table:table-cell>
          <table:table-cell office:value-type="float" office:value="3179262" calcext:value-type="float">
            <text:p>3 179 262</text:p>
          </table:table-cell>
          <table:table-cell office:value-type="float" office:value="0.14163372054621" calcext:value-type="float">
            <text:p>0,14</text:p>
          </table:table-cell>
        </table:table-row>
        <table:table-row table:style-name="ro1">
          <table:table-cell table:style-name="ce1" office:value-type="string" calcext:value-type="string">
            <text:p>Kapacita k sumární váze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8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7596" calcext:value-type="float">
            <text:p>27 596</text:p>
          </table:table-cell>
          <table:table-cell office:value-type="float" office:value="1627966" calcext:value-type="float">
            <text:p>1 627 966</text:p>
          </table:table-cell>
          <table:table-cell office:value-type="float" office:value="0.27647882224174" calcext:value-type="float">
            <text:p>0,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3150" calcext:value-type="float">
            <text:p>123 150</text:p>
          </table:table-cell>
          <table:table-cell office:value-type="float" office:value="1623422" calcext:value-type="float">
            <text:p>1 623 422</text:p>
          </table:table-cell>
          <table:table-cell office:value-type="float" office:value="0.21646634858934" calcext:value-type="float">
            <text:p>0,2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94970" calcext:value-type="float">
            <text:p>294 970</text:p>
          </table:table-cell>
          <table:table-cell office:value-type="float" office:value="1611358" calcext:value-type="float">
            <text:p>1 611 358</text:p>
          </table:table-cell>
          <table:table-cell office:value-type="float" office:value="0.15417102207121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27464" calcext:value-type="float">
            <text:p>127 464</text:p>
          </table:table-cell>
          <table:table-cell office:value-type="float" office:value="1584942" calcext:value-type="float">
            <text:p>1 584 942</text:p>
          </table:table-cell>
          <table:table-cell office:value-type="float" office:value="0.15770474458842" calcext:value-type="float">
            <text:p>0,1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3702" calcext:value-type="float">
            <text:p>43 702</text:p>
          </table:table-cell>
          <table:table-cell office:value-type="float" office:value="1590702" calcext:value-type="float">
            <text:p>1 590 702</text:p>
          </table:table-cell>
          <table:table-cell office:value-type="float" office:value="0.11973844669756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34" calcext:value-type="float">
            <text:p>35 534</text:p>
          </table:table-cell>
          <table:table-cell office:value-type="float" office:value="1620478" calcext:value-type="float">
            <text:p>1 620 47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Granularita (d = -1)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8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87308" calcext:value-type="float">
            <text:p>187 308</text:p>
          </table:table-cell>
          <table:table-cell office:value-type="float" office:value="1627966" calcext:value-type="float">
            <text:p>1 627 966</text:p>
          </table:table-cell>
          <table:table-cell office:value-type="float" office:value="0.10515524580316" calcext:value-type="float">
            <text:p>0,1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4748" calcext:value-type="float">
            <text:p>194 748</text:p>
          </table:table-cell>
          <table:table-cell office:value-type="float" office:value="1641630" calcext:value-type="float">
            <text:p>1 641 630</text:p>
          </table:table-cell>
          <table:table-cell office:value-type="float" office:value="0.15156783036362" calcext:value-type="float">
            <text:p>0,1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5496" calcext:value-type="float">
            <text:p>175 496</text:p>
          </table:table-cell>
          <table:table-cell office:value-type="float" office:value="1517998" calcext:value-type="float">
            <text:p>1 517 998</text:p>
          </table:table-cell>
          <table:table-cell office:value-type="float" office:value="0.14934836772692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84464" calcext:value-type="float">
            <text:p>184 464</text:p>
          </table:table-cell>
          <table:table-cell office:value-type="float" office:value="1565774" calcext:value-type="float">
            <text:p>1 565 774</text:p>
          </table:table-cell>
          <table:table-cell office:value-type="float" office:value="0.15313981321357" calcext:value-type="float">
            <text:p>0,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61140" calcext:value-type="float">
            <text:p>161 140</text:p>
          </table:table-cell>
          <table:table-cell office:value-type="float" office:value="1594062" calcext:value-type="float">
            <text:p>1 594 062</text:p>
          </table:table-cell>
          <table:table-cell office:value-type="float" office:value="0.14290912771246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118" calcext:value-type="float">
            <text:p>176 118</text:p>
          </table:table-cell>
          <table:table-cell office:value-type="float" office:value="1603022" calcext:value-type="float">
            <text:p>1 603 022</text:p>
          </table:table-cell>
          <table:table-cell office:value-type="float" office:value="0.16864387470665" calcext:value-type="float">
            <text:p>0,17</text:p>
          </table:table-cell>
        </table:table-row>
        <table:table-row table:style-name="ro1">
          <table:table-cell table:style-name="ce1" office:value-type="string" calcext:value-type="string">
            <text:p>Granularita (d = 1)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8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22978" calcext:value-type="float">
            <text:p>222 978</text:p>
          </table:table-cell>
          <table:table-cell office:value-type="float" office:value="1607454" calcext:value-type="float">
            <text:p>1 607 454</text:p>
          </table:table-cell>
          <table:table-cell office:value-type="float" office:value="0.17197913579296" calcext:value-type="float">
            <text:p>0,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6958" calcext:value-type="float">
            <text:p>196 958</text:p>
          </table:table-cell>
          <table:table-cell office:value-type="float" office:value="1625086" calcext:value-type="float">
            <text:p>1 625 086</text:p>
          </table:table-cell>
          <table:table-cell office:value-type="float" office:value="0.17459074540245" calcext:value-type="float">
            <text:p>0,1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3438" calcext:value-type="float">
            <text:p>203 438</text:p>
          </table:table-cell>
          <table:table-cell office:value-type="float" office:value="1696862" calcext:value-type="float">
            <text:p>1 696 862</text:p>
          </table:table-cell>
          <table:table-cell office:value-type="float" office:value="0.15011257818496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44204" calcext:value-type="float">
            <text:p>244 204</text:p>
          </table:table-cell>
          <table:table-cell office:value-type="float" office:value="1648878" calcext:value-type="float">
            <text:p>1 648 878</text:p>
          </table:table-cell>
          <table:table-cell office:value-type="float" office:value="0.1471137772001" calcext:value-type="float">
            <text:p>0,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12750" calcext:value-type="float">
            <text:p>212 750</text:p>
          </table:table-cell>
          <table:table-cell office:value-type="float" office:value="1614206" calcext:value-type="float">
            <text:p>1 614 206</text:p>
          </table:table-cell>
          <table:table-cell office:value-type="float" office:value="0.1387186708930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048" calcext:value-type="float">
            <text:p>265 048</text:p>
          </table:table-cell>
          <table:table-cell office:value-type="float" office:value="1610174" calcext:value-type="float">
            <text:p>1 610 174</text:p>
          </table:table-cell>
          <table:table-cell office:value-type="float" office:value="0.16319302065627" calcext:value-type="float">
            <text:p>0,16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17:01:48.29822774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17:29:47.920246589</dc:date>
    <meta:editing-duration>PT42M50S</meta:editing-duration>
    <meta:editing-cycles>12</meta:editing-cycles>
    <meta:generator>LibreOffice/4.4.6.3$Linux_X86_64 LibreOffice_project/40m0$Build-3</meta:generator>
    <meta:document-statistic meta:table-count="1" meta:cell-count="1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line" chart:style-name="ch1">
        <chart:legend chart:legend-position="end" svg:x="10.02cm" svg:y="3.756cm" style:legend-expansion="high" chart:style-name="ch2"/>
        <chart:plot-area chart:style-name="ch3" table:cell-range-address="'RES-16'.A1:'RES-16'.C7" chart:data-source-has-labels="both" svg:x="0.319cm" svg:y="0.18cm" svg:width="9.382cm" svg:height="8.646cm">
          <chartooo:coordinate-region svg:x="1.787cm" svg:y="0.379cm" svg:width="7.343cm" svg:height="7.8cm"/>
          <chart:axis chart:dimension="x" chart:name="primary-x" chart:style-name="ch4" chartooo:axis-type="auto">
            <chartooo:date-scale/>
            <chart:categories table:cell-range-address="'RES-16'.A2:'RES-16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2:'RES-16'.B7" chart:label-cell-address="'RES-16'.B1:'RES-16'.B1" chart:class="chart:line">
            <chart:data-point chart:repeated="6"/>
          </chart:series>
          <chart:series chart:style-name="ch8" chart:values-cell-range-address="'RES-16'.C2:'RES-16'.C7" chart:label-cell-address="'RES-16'.C1:'RES-16'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1:'RES-16'.B1</svg:desc>
                </draw:g>
              </table:table-cell>
              <table:table-cell office:value-type="string">
                <text:p>Dynamické programování (počet kroků)</text:p>
                <draw:g>
                  <svg:desc>'RES-16'.C1:'RES-16'.C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'RES-16'.A2:'RES-16'.A7</svg:desc>
                </draw:g>
              </table:table-cell>
              <table:table-cell office:value-type="float" office:value="188278">
                <text:p>188278</text:p>
                <draw:g>
                  <svg:desc>'RES-16'.B2:'RES-16'.B7</svg:desc>
                </draw:g>
              </table:table-cell>
              <table:table-cell office:value-type="float" office:value="1647934">
                <text:p>1647934</text:p>
                <draw:g>
                  <svg:desc>'RES-16'.C2:'RES-16'.C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1236">
                <text:p>191236</text:p>
              </table:table-cell>
              <table:table-cell office:value-type="float" office:value="1602622">
                <text:p>1602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4334">
                <text:p>204334</text:p>
              </table:table-cell>
              <table:table-cell office:value-type="float" office:value="1616894">
                <text:p>16168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446">
                <text:p>178446</text:p>
              </table:table-cell>
              <table:table-cell office:value-type="float" office:value="1619294">
                <text:p>16192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2692">
                <text:p>172692</text:p>
              </table:table-cell>
              <table:table-cell office:value-type="float" office:value="1647742">
                <text:p>164774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9670">
                <text:p>199670</text:p>
              </table:table-cell>
              <table:table-cell office:value-type="float" office:value="1624222">
                <text:p>1624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0.02cm" svg:y="3.755cm" style:legend-expansion="high" chart:style-name="ch2"/>
        <chart:plot-area chart:style-name="ch3" table:cell-range-address="'RES-16'.A8:'RES-16'.C14" chart:data-source-has-labels="both" svg:x="0.319cm" svg:y="0.18cm" svg:width="9.382cm" svg:height="8.645cm">
          <chartooo:coordinate-region svg:x="2.078cm" svg:y="0.379cm" svg:width="7.344cm" svg:height="7.799cm"/>
          <chart:axis chart:dimension="x" chart:name="primary-x" chart:style-name="ch4" chartooo:axis-type="auto">
            <chartooo:date-scale/>
            <chart:categories table:cell-range-address="'RES-16'.A9:'RES-16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9:'RES-16'.B14" chart:label-cell-address="'RES-16'.B8:'RES-16'.B8" chart:class="chart:line">
            <chart:data-point chart:repeated="6"/>
          </chart:series>
          <chart:series chart:style-name="ch8" chart:values-cell-range-address="'RES-16'.C9:'RES-16'.C14" chart:label-cell-address="'RES-16'.C8:'RES-16'.C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8:'RES-16'.B8</svg:desc>
                </draw:g>
              </table:table-cell>
              <table:table-cell office:value-type="string">
                <text:p>Dynamické programování (počet kroků)</text:p>
                <draw:g>
                  <svg:desc>'RES-16'.C8:'RES-16'.C8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'RES-16'.A9:'RES-16'.A14</svg:desc>
                </draw:g>
              </table:table-cell>
              <table:table-cell office:value-type="float" office:value="199828">
                <text:p>199828</text:p>
                <draw:g>
                  <svg:desc>'RES-16'.B9:'RES-16'.B14</svg:desc>
                </draw:g>
              </table:table-cell>
              <table:table-cell office:value-type="float" office:value="159934">
                <text:p>159934</text:p>
                <draw:g>
                  <svg:desc>'RES-16'.C9:'RES-16'.C1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9086">
                <text:p>209086</text:p>
              </table:table-cell>
              <table:table-cell office:value-type="float" office:value="331838">
                <text:p>33183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90250">
                <text:p>190250</text:p>
              </table:table-cell>
              <table:table-cell office:value-type="float" office:value="486046">
                <text:p>4860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266">
                <text:p>195266</text:p>
              </table:table-cell>
              <table:table-cell office:value-type="float" office:value="641870">
                <text:p>64187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8454">
                <text:p>188454</text:p>
              </table:table-cell>
              <table:table-cell office:value-type="float" office:value="1628350">
                <text:p>16283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7988">
                <text:p>197988</text:p>
              </table:table-cell>
              <table:table-cell office:value-type="float" office:value="3179262">
                <text:p>3179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2cm" svg:height="9.007cm" xlink:href=".." xlink:type="simple" chart:class="chart:line" chart:style-name="ch1">
        <chart:legend chart:legend-position="end" svg:x="11.302cm" svg:y="3.756cm" style:legend-expansion="high" chart:style-name="ch2"/>
        <chart:plot-area chart:style-name="ch3" table:cell-range-address="'RES-16'.A15:'RES-16'.C21" chart:data-source-has-labels="both" svg:x="0.352cm" svg:y="0.18cm" svg:width="10.598cm" svg:height="8.647cm">
          <chartooo:coordinate-region svg:x="1.82cm" svg:y="0.379cm" svg:width="8.745cm" svg:height="7.801cm"/>
          <chart:axis chart:dimension="x" chart:name="primary-x" chart:style-name="ch4" chartooo:axis-type="auto">
            <chartooo:date-scale/>
            <chart:categories table:cell-range-address="'RES-16'.A16:'RES-16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16:'RES-16'.B21" chart:label-cell-address="'RES-16'.B15:'RES-16'.B15" chart:class="chart:line">
            <chart:data-point chart:repeated="6"/>
          </chart:series>
          <chart:series chart:style-name="ch8" chart:values-cell-range-address="'RES-16'.C16:'RES-16'.C21" chart:label-cell-address="'RES-16'.C15:'RES-16'.C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15:'RES-16'.B15</svg:desc>
                </draw:g>
              </table:table-cell>
              <table:table-cell office:value-type="string">
                <text:p>Dynamické programování (počet kroků)</text:p>
                <draw:g>
                  <svg:desc>'RES-16'.C15:'RES-16'.C1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RES-16'.A16:'RES-16'.A21</svg:desc>
                </draw:g>
              </table:table-cell>
              <table:table-cell office:value-type="float" office:value="27596">
                <text:p>27596</text:p>
                <draw:g>
                  <svg:desc>'RES-16'.B16:'RES-16'.B21</svg:desc>
                </draw:g>
              </table:table-cell>
              <table:table-cell office:value-type="float" office:value="1627966">
                <text:p>1627966</text:p>
                <draw:g>
                  <svg:desc>'RES-16'.C16:'RES-16'.C2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23150">
                <text:p>123150</text:p>
              </table:table-cell>
              <table:table-cell office:value-type="float" office:value="1623422">
                <text:p>162342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94970">
                <text:p>294970</text:p>
              </table:table-cell>
              <table:table-cell office:value-type="float" office:value="1611358">
                <text:p>16113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27464">
                <text:p>127464</text:p>
              </table:table-cell>
              <table:table-cell office:value-type="float" office:value="1584942">
                <text:p>15849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3702">
                <text:p>43702</text:p>
              </table:table-cell>
              <table:table-cell office:value-type="float" office:value="1590702">
                <text:p>159070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5534">
                <text:p>35534</text:p>
              </table:table-cell>
              <table:table-cell office:value-type="float" office:value="1620478">
                <text:p>1620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legend chart:legend-position="end" svg:x="10.021cm" svg:y="3.756cm" style:legend-expansion="high" chart:style-name="ch2"/>
        <chart:plot-area chart:style-name="ch3" table:cell-range-address="'RES-16'.A22:'RES-16'.C28" chart:data-source-has-labels="both" svg:x="0.319cm" svg:y="0.18cm" svg:width="9.383cm" svg:height="8.646cm">
          <chartooo:coordinate-region svg:x="1.787cm" svg:y="0.379cm" svg:width="7.53cm" svg:height="7.8cm"/>
          <chart:axis chart:dimension="x" chart:name="primary-x" chart:style-name="ch4" chartooo:axis-type="auto">
            <chartooo:date-scale/>
            <chart:categories table:cell-range-address="'RES-16'.A23:'RES-16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23:'RES-16'.B28" chart:label-cell-address="'RES-16'.B22:'RES-16'.B22" chart:class="chart:line">
            <chart:data-point chart:repeated="6"/>
          </chart:series>
          <chart:series chart:style-name="ch8" chart:values-cell-range-address="'RES-16'.C23:'RES-16'.C28" chart:label-cell-address="'RES-16'.C22:'RES-16'.C2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22:'RES-16'.B22</svg:desc>
                </draw:g>
              </table:table-cell>
              <table:table-cell office:value-type="string">
                <text:p>Dynamické programování (počet kroků)</text:p>
                <draw:g>
                  <svg:desc>'RES-16'.C22:'RES-16'.C2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RES-16'.A23:'RES-16'.A28</svg:desc>
                </draw:g>
              </table:table-cell>
              <table:table-cell office:value-type="float" office:value="187308">
                <text:p>187308</text:p>
                <draw:g>
                  <svg:desc>'RES-16'.B23:'RES-16'.B28</svg:desc>
                </draw:g>
              </table:table-cell>
              <table:table-cell office:value-type="float" office:value="1627966">
                <text:p>1627966</text:p>
                <draw:g>
                  <svg:desc>'RES-16'.C23:'RES-16'.C2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94748">
                <text:p>194748</text:p>
              </table:table-cell>
              <table:table-cell office:value-type="float" office:value="1641630">
                <text:p>164163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75496">
                <text:p>175496</text:p>
              </table:table-cell>
              <table:table-cell office:value-type="float" office:value="1517998">
                <text:p>151799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84464">
                <text:p>184464</text:p>
              </table:table-cell>
              <table:table-cell office:value-type="float" office:value="1565774">
                <text:p>156577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61140">
                <text:p>161140</text:p>
              </table:table-cell>
              <table:table-cell office:value-type="float" office:value="1594062">
                <text:p>159406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6118">
                <text:p>176118</text:p>
              </table:table-cell>
              <table:table-cell office:value-type="float" office:value="1603022">
                <text:p>1603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026cm" svg:y="3.753cm" style:legend-expansion="high" chart:style-name="ch2"/>
        <chart:plot-area chart:style-name="ch3" table:cell-range-address="'RES-16'.A29:'RES-16'.C35" chart:data-source-has-labels="both" svg:x="0.32cm" svg:y="0.18cm" svg:width="9.386cm" svg:height="8.64cm">
          <chartooo:coordinate-region svg:x="1.788cm" svg:y="0.379cm" svg:width="7.534cm" svg:height="7.794cm"/>
          <chart:axis chart:dimension="x" chart:name="primary-x" chart:style-name="ch4" chartooo:axis-type="auto">
            <chartooo:date-scale/>
            <chart:categories table:cell-range-address="'RES-16'.A30:'RES-16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30:'RES-16'.B35" chart:label-cell-address="'RES-16'.B29:'RES-16'.B29" chart:class="chart:line">
            <chart:data-point chart:repeated="6"/>
          </chart:series>
          <chart:series chart:style-name="ch8" chart:values-cell-range-address="'RES-16'.C30:'RES-16'.C35" chart:label-cell-address="'RES-16'.C29:'RES-16'.C2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29:'RES-16'.B29</svg:desc>
                </draw:g>
              </table:table-cell>
              <table:table-cell office:value-type="string">
                <text:p>Dynamické programování (počet kroků)</text:p>
                <draw:g>
                  <svg:desc>'RES-16'.C29:'RES-16'.C2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RES-16'.A30:'RES-16'.A35</svg:desc>
                </draw:g>
              </table:table-cell>
              <table:table-cell office:value-type="float" office:value="222978">
                <text:p>222978</text:p>
                <draw:g>
                  <svg:desc>'RES-16'.B30:'RES-16'.B35</svg:desc>
                </draw:g>
              </table:table-cell>
              <table:table-cell office:value-type="float" office:value="1607454">
                <text:p>1607454</text:p>
                <draw:g>
                  <svg:desc>'RES-16'.C30:'RES-16'.C3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96958">
                <text:p>196958</text:p>
              </table:table-cell>
              <table:table-cell office:value-type="float" office:value="1625086">
                <text:p>162508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03438">
                <text:p>203438</text:p>
              </table:table-cell>
              <table:table-cell office:value-type="float" office:value="1696862">
                <text:p>169686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4204">
                <text:p>244204</text:p>
              </table:table-cell>
              <table:table-cell office:value-type="float" office:value="1648878">
                <text:p>164887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12750">
                <text:p>212750</text:p>
              </table:table-cell>
              <table:table-cell office:value-type="float" office:value="1614206">
                <text:p>161420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5048">
                <text:p>265048</text:p>
              </table:table-cell>
              <table:table-cell office:value-type="float" office:value="1610174">
                <text:p>16101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